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FileSystem.importTre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Syste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System.createFile(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System.toRamFileObject( FileObject fo , FileObject roo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RamFileSystem.delete( RamFileObject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amFileSystem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FileSystem.save( final RamFileObject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amFileSystem.addCapabilities(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System.RamFileSystem( FileName rootName ,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mFileSystem.attach( RamFileObject 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amFileSystem.listChildren( File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amFileSystem.rename( RamFileObject from , RamFileObject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